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3" style:parent-style-name="Normal" style:family="paragraph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color="#0B0C0C" fo:background-color="#FFFFFF"/>
    </style:style>
    <style:style style:name="T6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7" style:parent-style-name="DefaultParagraphFont" style:family="text">
      <style:text-properties style:font-name="Arial" style:font-name-asian="Arial" style:font-name-complex="Arial" fo:color="#333333"/>
    </style:style>
    <style:style style:name="T8" style:parent-style-name="DefaultParagraphFont" style:family="text">
      <style:text-properties style:font-name="Arial" style:font-name-asian="Arial" style:font-name-complex="Arial" fo:color="#333333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6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7" style:parent-style-name="Normal" style:family="paragraph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0" style:parent-style-name="DefaultParagraphFont" style:family="text">
      <style:text-properties style:font-name="Arial" style:font-name-complex="Arial" fo:color="#0B0C0C" fo:background-color="#FFFFFF"/>
    </style:style>
    <style:style style:name="T31" style:parent-style-name="DefaultParagraphFont" style:family="text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="Arial" style:font-name-complex="Arial" fo:color="#0B0C0C" fo:background-color="#FFFFFF"/>
    </style:style>
    <style:style style:name="T34" style:parent-style-name="DefaultParagraphFont" style:family="text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name-complex="Arial" fo:color="#0B0C0C" fo:background-color="#FFFFFF"/>
    </style:style>
    <style:style style:name="T37" style:parent-style-name="DefaultParagraphFont" style:family="text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9" style:parent-style-name="DefaultParagraphFont" style:family="text">
      <style:text-properties style:font-name="Arial" style:font-name-complex="Arial" fo:color="#0B0C0C" fo:background-color="#FFFFFF"/>
    </style:style>
    <style:style style:name="T40" style:parent-style-name="DefaultParagraphFont" style:family="text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2" style:parent-style-name="DefaultParagraphFont" style:family="text">
      <style:text-properties style:font-name="Arial" style:font-name-complex="Arial" fo:color="#0B0C0C" fo:background-color="#FFFFFF"/>
    </style:style>
    <style:style style:name="T43" style:parent-style-name="DefaultParagraphFont" style:family="text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5" style:parent-style-name="DefaultParagraphFont" style:family="text">
      <style:text-properties style:font-name="Arial" style:font-name-complex="Arial" fo:color="#0B0C0C" fo:background-color="#FFFFFF"/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0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1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P54" style:parent-style-name="Normal" style:family="paragraph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6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7" style:parent-style-name="DefaultParagraphFont" style:family="text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/>
    </style:style>
    <style:style style:name="P66" style:parent-style-name="Normal" style:family="paragraph">
      <style:text-properties style:font-name="Arial" style:font-name-complex="Arial"/>
    </style:style>
    <style:style style:name="T67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8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9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70" style:parent-style-name="Normal" style:family="paragraph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/>
    </style:style>
    <style:style style:name="P7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3" style:parent-style-name="Normal" style:family="paragraph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5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6" style:parent-style-name="DefaultParagraphFont" style:family="text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0" style:parent-style-name="DefaultParagraphFont" style:family="text">
      <style:text-properties style:font-name="Arial" style:font-name-complex="Arial"/>
    </style:style>
    <style:style style:name="P8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4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5" style:parent-style-name="DefaultParagraphFont" style:family="text">
      <style:text-properties style:font-name="Arial" style:font-name-complex="Arial"/>
    </style:style>
    <style:style style:name="P86" style:parent-style-name="Normal" style:family="paragraph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P88" style:parent-style-name="Normal" style:family="paragraph">
      <style:text-properties style:font-name="Arial" style:font-name-complex="Arial"/>
    </style:style>
    <style:style style:name="T89" style:parent-style-name="DefaultParagraphFont" style:family="text">
      <style:text-properties style:font-name="Arial" style:font-name-complex="Arial"/>
    </style:style>
    <style:style style:name="P90" style:parent-style-name="Normal" style:family="paragraph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P93" style:parent-style-name="Normal" style:family="paragraph">
      <style:text-properties style:font-name="Arial" style:font-name-complex="Arial"/>
    </style:style>
    <style:style style:name="P94" style:parent-style-name="Normal" style:family="paragraph">
      <style:text-properties style:font-name="Arial" style:font-name-complex="Arial"/>
    </style:style>
    <style:style style:name="P9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6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97" style:parent-style-name="DefaultParagraphFont" style:family="text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/>
    </style:style>
    <style:style style:name="T101" style:parent-style-name="DefaultParagraphFont" style:family="text"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/>
    </style:style>
    <style:style style:name="T103" style:parent-style-name="DefaultParagraphFont" style:family="text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108" style:parent-style-name="Normal" style:family="paragraph">
      <style:text-properties style:font-name="Arial" style:font-name-asian="Arial" style:font-name-complex="Arial" fo:color="#808080" fo:font-size="11pt" style:font-size-asian="11pt" style:font-size-complex="11pt"/>
    </style:style>
    <style:style style:name="P109" style:parent-style-name="Normal" style:family="paragraph">
      <style:text-properties fo:hyphenate="true"/>
    </style:style>
    <style:style style:name="T110" style:parent-style-name="DefaultParagraphFont" style:family="text">
      <style:text-properties style:font-name="Arial" style:font-name-complex="Arial" fo:color="#808080" fo:font-size="11pt" style:font-size-asian="11pt" style:font-size-complex="11pt" fo:background-color="#FFFFFF"/>
    </style:style>
    <style:style style:name="P111" style:parent-style-name="Normal" style:family="paragraph">
      <style:text-properties style:font-name="Arial" style:font-name-complex="Arial"/>
    </style:style>
    <style:style style:name="P11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7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118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119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20" style:parent-style-name="DefaultParagraphFont" style:family="text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2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3" style:parent-style-name="DefaultParagraphFont" style:family="text">
      <style:text-properties style:font-name="Arial" style:font-name-complex="Arial"/>
    </style:style>
    <style:style style:name="P124" style:parent-style-name="Normal" style:family="paragraph">
      <style:paragraph-properties fo:margin-left="0.5in">
        <style:tab-stops/>
      </style:paragraph-properties>
    </style:style>
    <style:style style:name="T125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26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27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28" style:parent-style-name="DefaultParagraphFont" style:family="text">
      <style:text-properties style:font-name="Arial" style:font-name-asian="Arial" style:font-name-complex="Arial"/>
    </style:style>
    <style:style style:name="T129" style:parent-style-name="DefaultParagraphFont" style:family="text">
      <style:text-properties style:font-name="Arial" style:font-name-asian="Arial" style:font-name-complex="Arial"/>
    </style:style>
    <style:style style:name="T130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4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37" style:parent-style-name="DefaultParagraphFont" style:family="text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42" style:parent-style-name="DefaultParagraphFont" style:family="text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5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53" style:parent-style-name="Normal" style:family="paragraph">
      <style:text-properties style:font-name="Arial" style:font-name-complex="Arial"/>
    </style:style>
    <style:style style:name="T154" style:parent-style-name="DefaultParagraphFont" style:family="text">
      <style:text-properties style:font-name="Arial" style:font-name-complex="Arial"/>
    </style:style>
    <style:style style:name="T155" style:parent-style-name="DefaultParagraphFont" style:family="text">
      <style:text-properties style:font-name="Arial" style:font-name-complex="Arial"/>
    </style:style>
    <style:style style:name="T156" style:parent-style-name="DefaultParagraphFont" style:family="text">
      <style:text-properties style:font-name="Arial" style:font-name-complex="Arial"/>
    </style:style>
    <style:style style:name="T157" style:parent-style-name="DefaultParagraphFont" style:family="text">
      <style:text-properties style:font-name="Arial" style:font-name-complex="Arial"/>
    </style:style>
    <style:style style:name="T158" style:parent-style-name="DefaultParagraphFont" style:family="text">
      <style:text-properties style:font-name="Arial" style:font-name-complex="Arial"/>
    </style:style>
    <style:style style:name="T159" style:parent-style-name="DefaultParagraphFont" style:family="text">
      <style:text-properties style:font-name="Arial" style:font-name-complex="Arial"/>
    </style:style>
    <style:style style:name="T160" style:parent-style-name="DefaultParagraphFont" style:family="text">
      <style:text-properties style:font-name="Arial" style:font-name-complex="Arial"/>
    </style:style>
    <style:style style:name="T161" style:parent-style-name="DefaultParagraphFont" style:family="text">
      <style:text-properties style:font-name="Arial" style:font-name-complex="Arial"/>
    </style:style>
    <style:style style:name="T162" style:parent-style-name="DefaultParagraphFont" style:family="text">
      <style:text-properties style:font-name="Arial" style:font-name-complex="Arial"/>
    </style:style>
    <style:style style:name="T163" style:parent-style-name="DefaultParagraphFont" style:family="text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T179" style:parent-style-name="DefaultParagraphFont" style:family="text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P184" style:parent-style-name="Normal" style:family="paragraph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P186" style:parent-style-name="Normal" style:family="paragraph">
      <style:text-properties style:font-name="Arial" style:font-name-complex="Arial"/>
    </style:style>
    <style:style style:name="T187" style:parent-style-name="DefaultParagraphFont" style:family="text">
      <style:text-properties style:font-name="Arial" style:font-name-complex="Arial"/>
    </style:style>
    <style:style style:name="P188" style:parent-style-name="Normal" style:family="paragraph">
      <style:text-properties style:font-name="Arial" style:font-name-complex="Arial"/>
    </style:style>
    <style:style style:name="T189" style:parent-style-name="DefaultParagraphFont" style:family="text">
      <style:text-properties style:font-name="Arial" style:font-name-complex="Arial"/>
    </style:style>
    <style:style style:name="P190" style:parent-style-name="Normal" style:family="paragraph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P192" style:parent-style-name="Normal" style:family="paragraph">
      <style:text-properties style:font-name="Arial" style:font-name-complex="Arial"/>
    </style:style>
    <style:style style:name="T193" style:parent-style-name="DefaultParagraphFont" style:family="text">
      <style:text-properties style:font-name="Arial" style:font-name-complex="Arial"/>
    </style:style>
    <style:style style:name="P194" style:parent-style-name="Normal" style:family="paragraph">
      <style:text-properties style:font-name="Arial" style:font-name-complex="Arial"/>
    </style:style>
    <style:style style:name="T195" style:parent-style-name="DefaultParagraphFont" style:family="text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/>
    </style:style>
    <style:style style:name="T197" style:parent-style-name="DefaultParagraphFont" style:family="text">
      <style:text-properties style:font-name="Arial" style:font-name-complex="Arial"/>
    </style:style>
    <style:style style:name="P198" style:parent-style-name="Normal" style:family="paragraph">
      <style:text-properties style:font-name="Arial" style:font-name-complex="Arial"/>
    </style:style>
    <style:style style:name="T199" style:parent-style-name="DefaultParagraphFont" style:family="text">
      <style:text-properties style:font-name="Arial" style:font-name-complex="Arial"/>
    </style:style>
    <style:style style:name="P200" style:parent-style-name="Normal" style:family="paragraph">
      <style:text-properties style:font-name="Arial" style:font-name-complex="Arial"/>
    </style:style>
    <style:style style:name="T201" style:parent-style-name="DefaultParagraphFont" style:family="text">
      <style:text-properties style:font-name="Arial" style:font-name-complex="Arial"/>
    </style:style>
    <style:style style:name="P202" style:parent-style-name="Normal" style:family="paragraph">
      <style:text-properties style:font-name="Arial" style:font-name-complex="Arial"/>
    </style:style>
    <style:style style:name="T203" style:parent-style-name="DefaultParagraphFont" style:family="text">
      <style:text-properties style:font-name="Arial" style:font-name-complex="Arial"/>
    </style:style>
    <style:style style:name="P204" style:parent-style-name="Normal" style:family="paragraph">
      <style:text-properties style:font-name="Arial" style:font-name-complex="Arial"/>
    </style:style>
    <style:style style:name="T205" style:parent-style-name="DefaultParagraphFont" style:family="text">
      <style:text-properties style:font-name="Arial" style:font-name-complex="Arial"/>
    </style:style>
    <style:style style:name="P206" style:parent-style-name="Normal" style:family="paragraph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0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10" style:parent-style-name="Normal" style:family="paragraph">
      <style:text-properties style:font-name="Arial" style:font-name-complex="Arial"/>
    </style:style>
    <style:style style:name="T211" style:parent-style-name="DefaultParagraphFont" style:family="text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T213" style:parent-style-name="DefaultParagraphFont" style:family="text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T215" style:parent-style-name="DefaultParagraphFont" style:family="text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T219" style:parent-style-name="DefaultParagraphFont" style:family="text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Normal" style:family="paragraph">
      <style:text-properties style:font-name="Arial" style:font-name-complex="Arial"/>
    </style:style>
    <style:style style:name="T222" style:parent-style-name="DefaultParagraphFont" style:family="text">
      <style:text-properties style:font-name="Arial" style:font-name-complex="Arial"/>
    </style:style>
    <style:style style:name="P223" style:parent-style-name="Normal" style:family="paragraph">
      <style:text-properties style:font-name="Arial" style:font-name-complex="Arial"/>
    </style:style>
    <style:style style:name="T224" style:parent-style-name="DefaultParagraphFont" style:family="text">
      <style:text-properties style:font-name="Arial" style:font-name-complex="Arial"/>
    </style:style>
    <style:style style:name="P225" style:parent-style-name="Normal" style:family="paragraph">
      <style:text-properties style:font-name="Arial" style:font-name-complex="Arial"/>
    </style:style>
    <style:style style:name="T226" style:parent-style-name="DefaultParagraphFont" style:family="text">
      <style:text-properties style:font-name="Arial" style:font-name-complex="Arial"/>
    </style:style>
    <style:style style:name="P227" style:parent-style-name="Normal" style:family="paragraph">
      <style:text-properties style:font-name="Arial" style:font-name-complex="Arial"/>
    </style:style>
    <style:style style:name="T228" style:parent-style-name="DefaultParagraphFont" style:family="text">
      <style:text-properties style:font-name="Arial" style:font-name-complex="Arial"/>
    </style:style>
    <style:style style:name="P229" style:parent-style-name="Normal" style:family="paragraph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P231" style:parent-style-name="Normal" style:family="paragraph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complex="Arial"/>
    </style:style>
    <style:style style:name="P233" style:parent-style-name="Normal" style:family="paragraph">
      <style:text-properties style:font-name="Arial" style:font-name-complex="Arial"/>
    </style:style>
    <style:style style:name="T234" style:parent-style-name="DefaultParagraphFont" style:family="text">
      <style:text-properties style:font-name="Arial" style:font-name-complex="Arial"/>
    </style:style>
    <style:style style:name="P235" style:parent-style-name="Normal" style:family="paragraph">
      <style:text-properties style:font-name="Arial" style:font-name-complex="Arial"/>
    </style:style>
    <style:style style:name="T236" style:parent-style-name="DefaultParagraphFont" style:family="text">
      <style:text-properties style:font-name="Arial" style:font-name-complex="Arial"/>
    </style:style>
    <style:style style:name="P237" style:parent-style-name="Normal" style:family="paragraph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P239" style:parent-style-name="Normal" style:family="paragraph">
      <style:text-properties style:font-name="Arial" style:font-name-complex="Arial"/>
    </style:style>
    <style:style style:name="T240" style:parent-style-name="DefaultParagraphFont" style:family="text">
      <style:text-properties style:font-name="Arial" style:font-name-complex="Arial"/>
    </style:style>
    <style:style style:name="P241" style:parent-style-name="Normal" style:family="paragraph">
      <style:text-properties style:font-name="Arial" style:font-name-complex="Arial"/>
    </style:style>
    <style:style style:name="T242" style:parent-style-name="DefaultParagraphFont" style:family="text">
      <style:text-properties style:font-name="Arial" style:font-name-complex="Arial"/>
    </style:style>
    <style:style style:name="P243" style:parent-style-name="Normal" style:family="paragraph">
      <style:text-properties style:font-name="Arial" style:font-name-complex="Arial"/>
    </style:style>
    <style:style style:name="T244" style:parent-style-name="DefaultParagraphFont" style:family="text">
      <style:text-properties style:font-name="Arial" style:font-name-complex="Arial"/>
    </style:style>
    <style:style style:name="P245" style:parent-style-name="Normal" style:family="paragraph">
      <style:text-properties style:font-name="Arial" style:font-name-complex="Arial"/>
    </style:style>
    <style:style style:name="T246" style:parent-style-name="DefaultParagraphFont" style:family="text">
      <style:text-properties style:font-name="Arial" style:font-name-complex="Arial"/>
    </style:style>
    <style:style style:name="P247" style:parent-style-name="Normal" style:family="paragraph">
      <style:text-properties style:font-name="Arial" style:font-name-complex="Arial"/>
    </style:style>
    <style:style style:name="T248" style:parent-style-name="DefaultParagraphFont" style:family="text">
      <style:text-properties style:font-name="Arial" style:font-name-complex="Arial"/>
    </style:style>
    <style:style style:name="P249" style:parent-style-name="Normal" style:family="paragraph">
      <style:text-properties style:font-name="Arial" style:font-name-complex="Arial"/>
    </style:style>
    <style:style style:name="T250" style:parent-style-name="DefaultParagraphFont" style:family="text">
      <style:text-properties style:font-name="Arial" style:font-name-complex="Arial"/>
    </style:style>
    <style:style style:name="P251" style:parent-style-name="Normal" style:family="paragraph">
      <style:text-properties style:font-name="Arial" style:font-name-complex="Arial"/>
    </style:style>
    <style:style style:name="T252" style:parent-style-name="DefaultParagraphFont" style:family="text">
      <style:text-properties style:font-name="Arial" style:font-name-complex="Arial"/>
    </style:style>
    <style:style style:name="P253" style:parent-style-name="Normal" style:family="paragraph">
      <style:text-properties style:font-name="Arial" style:font-name-complex="Arial"/>
    </style:style>
    <style:style style:name="T254" style:parent-style-name="DefaultParagraphFont" style:family="text">
      <style:text-properties style:font-name="Arial" style:font-name-complex="Arial"/>
    </style:style>
    <style:style style:name="P255" style:parent-style-name="Normal" style:family="paragraph">
      <style:text-properties style:font-name="Arial" style:font-name-complex="Arial"/>
    </style:style>
    <style:style style:name="T256" style:parent-style-name="DefaultParagraphFont" style:family="text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/>
    </style:style>
    <style:style style:name="T258" style:parent-style-name="DefaultParagraphFont" style:family="text">
      <style:text-properties style:font-name="Arial" style:font-name-complex="Arial"/>
    </style:style>
    <style:style style:name="P259" style:parent-style-name="Normal" style:family="paragraph">
      <style:text-properties style:font-name="Arial" style:font-name-complex="Arial"/>
    </style:style>
    <style:style style:name="T260" style:parent-style-name="DefaultParagraphFont" style:family="text">
      <style:text-properties style:font-name="Arial" style:font-name-complex="Arial"/>
    </style:style>
    <style:style style:name="P261" style:parent-style-name="Normal" style:family="paragraph">
      <style:text-properties style:font-name="Arial" style:font-name-complex="Arial"/>
    </style:style>
    <style:style style:name="T262" style:parent-style-name="DefaultParagraphFont" style:family="text">
      <style:text-properties style:font-name="Arial" style:font-name-complex="Arial"/>
    </style:style>
    <style:style style:name="P263" style:parent-style-name="Normal" style:family="paragraph">
      <style:text-properties style:font-name="Arial" style:font-name-complex="Arial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 verification checks statement</text:span></text:p>
      <text:p text:style-name="P3"/>
      <text:p text:style-name="Normal"><text:span text:style-name="T4">Use this document to confirm that verification checks have been completed<text:s/></text:span><text:span text:style-name="T5">on all beneficial owners and managing officers of an overseas entity.</text:span><text:span text:style-name="T6"><text:s/></text:span><text:span text:style-name="T7">The checks must be completed no more than 3<text:s/></text:span><text:span text:style-name="T8">months before an overseas entity is registered.<text:s/></text:span></text:p>
      <text:p text:style-name="P9"/>
      <text:p text:style-name="P10">Verification checks must be carried out by a UK-regulated agent that is supervised under the Money Laundering, Terrorist Financing and Transfer of Funds Regulations 2017.</text:p>
      <text:p text:style-name="P11"/>
      <text:p text:style-name="Normal"><text:span text:style-name="T12">After the overseas entity has subm</text:span><text:span text:style-name="T13">itted its registration, you’ll have 14 days to email this statement to<text:s/></text:span><text:span text:style-name="T14">agentcode</text:span><text:span text:style-name="T15">@companieshouse.gov.uk. Put ‘Overseas entity verification checks statement’ in the subject line.<text:s/></text:span></text:p>
      <text:p text:style-name="P16"/>
      <text:p text:style-name="P17"/>
      <text:p text:style-name="P18">Details of UK-regulated agent</text:p>
      <text:p text:style-name="P19"/>
      <text:p text:style-name="P20">Name</text:p>
      <text:p text:style-name="P21">Enter the<text:s/>organisation<text:s/>name, or the name of<text:s/>the person if they are self-employed</text:p>
      <text:p text:style-name="Normal"><text:span text:style-name="T22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3"/>
      <text:p text:style-name="P24"/>
      <text:p text:style-name="P25">Correspondence address</text:p>
      <text:p text:style-name="P26"/>
      <text:p text:style-name="P27">Property name or number</text:p>
      <text:p text:style-name="Normal"><text:span text:style-name="T28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9"/>
      <text:p text:style-name="Normal"><text:span text:style-name="T30">Address line 1</text:span></text:p>
      <text:p text:style-name="Normal"><text:span text:style-name="T31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2"/>
      <text:p text:style-name="Normal"><text:span text:style-name="T33">Address line 2 (optional)</text:span></text:p>
      <text:p text:style-name="Normal"><text:span text:style-name="T34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5"/>
      <text:p text:style-name="Normal"><text:span text:style-name="T36">City or town</text:span></text:p>
      <text:p text:style-name="Normal"><text:span text:style-name="T37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8"/>
      <text:p text:style-name="Normal"><text:span text:style-name="T39">County (optional)</text:span></text:p>
      <text:p text:style-name="Normal"><text:span text:style-name="T40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41"/>
      <text:p text:style-name="Normal"><text:span text:style-name="T42">Country</text:span></text:p>
      <text:p text:style-name="Normal"><text:span text:style-name="T43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4"/>
      <text:p text:style-name="Normal"><text:span text:style-name="T45">Postcode</text:span></text:p>
      <text:p text:style-name="Normal"><text:span text:style-name="T46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7"/>
      <text:p text:style-name="P48"/>
      <text:soft-page-break/>
      <text:p text:style-name="Normal"><text:span text:style-name="T49">Email address</text:span><text:line-break/><text:span text:style-name="T50">We'll use<text:s/></text:span><text:span text:style-name="T51">this if we need more information about the verification checks</text:span></text:p>
      <text:p text:style-name="Normal"><text:span text:style-name="T52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3"/>
      <text:p text:style-name="P54"/>
      <text:p text:style-name="Normal"><text:span text:style-name="T55">Supervisory body</text:span><text:line-break/><text:span text:style-name="T56">For example, the Solicitors Regulation Authority</text:span></text:p>
      <text:p text:style-name="Normal"><text:span text:style-name="T57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58"/>
      <text:p text:style-name="P59"/>
      <text:p text:style-name="Normal"><text:span text:style-name="T60">Anti-Money Laundering (AML) registration number (if<text:s/></text:span><text:span text:style-name="T61">they have one</text:span><text:span text:style-name="T62">)</text:span></text:p>
      <text:p text:style-name="Normal"><text:span text:style-name="T63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4">)</text:span></text:p>
      <text:p text:style-name="P65"/>
      <text:p text:style-name="P66"/>
      <text:p text:style-name="Normal"><text:span text:style-name="T67">What is the name of the person with<text:s/></text:span><text:span text:style-name="T68">overall responsibility for verification checks?</text:span><text:line-break/><text:span text:style-name="T69">For example, tell us the name of the Head of Compliance</text:span></text:p>
      <text:p text:style-name="Normal"><draw:frame draw:id="id11" draw:style-name="a11" draw:name="Text Box 7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70"/>
      <text:p text:style-name="P71"/>
      <text:p text:style-name="P72">Details of overseas entity</text:p>
      <text:p text:style-name="P73"/>
      <text:p text:style-name="P74">Application reference number</text:p>
      <text:p text:style-name="P75">This is the 18-digit number in the confirmation email that was sent to the person who<text:s/>registered the overseas entity</text:p>
      <text:p text:style-name="Normal"><text:span text:style-name="T76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7"/>
      <text:p text:style-name="P78"/>
      <text:p text:style-name="Normal"><text:span text:style-name="T79">Name of overseas entity</text:span></text:p>
      <text:p text:style-name="Normal"><text:span text:style-name="T80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1"/>
      <text:p text:style-name="P82"/>
      <text:p text:style-name="P83">Name of each beneficial owner<text:s/>you’ve carried out verification checks for<text:s/></text:p>
      <text:p text:style-name="P84">You can add more using the continuation page at the end of this statement</text:p>
      <text:p text:style-name="Normal"><text:span text:style-name="T85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6"/>
      <text:p text:style-name="Normal"><text:span text:style-name="T87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8"/>
      <text:p text:style-name="Normal"><text:span text:style-name="T89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0"/>
      <text:p text:style-name="Normal"><text:span text:style-name="T91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92"/>
      <text:p text:style-name="Normal"/>
      <text:p text:style-name="P93"/>
      <text:p text:style-name="P94"/>
      <text:p text:style-name="P95">Name of each managing you’ve carried out verification checks for<text:s/></text:p>
      <text:p text:style-name="P96">You can add more using the continuation page at the end of this statement</text:p>
      <text:p text:style-name="Normal"><text:span text:style-name="T97"><draw:frame draw:z-index="251660333" draw:id="id18" draw:style-name="a18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98"/>
      <text:p text:style-name="Normal"><text:span text:style-name="T99"><draw:frame draw:z-index="251661357" draw:id="id19" draw:style-name="a19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100"/>
      <text:p text:style-name="Normal"><text:span text:style-name="T101"><draw:frame draw:z-index="251662381" draw:id="id20" draw:style-name="a20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102"/>
      <text:p text:style-name="Normal"><text:span text:style-name="T103"><draw:frame draw:z-index="251663405" draw:id="id21" draw:style-name="a21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104"/>
      <text:p text:style-name="Normal"/>
      <text:p text:style-name="P105"/>
      <text:p text:style-name="P106"/>
      <text:p text:style-name="Normal"><text:span text:style-name="T107">When were the verification checks completed?</text:span></text:p>
      <text:p text:style-name="P108">For example 27 3 2022</text:p>
      <text:p text:style-name="P109"><text:span text:style-name="T110">These must be completed no more than 3 months before an overseas entity is registered. </text:span></text:p>
      <text:p text:style-name="Normal"><draw:frame draw:id="id22" draw:style-name="a22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3" draw:style-name="a23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4" draw:style-name="a24" draw:name="Text Box 5" text:anchor-type="as-char" svg:x="0in" svg:y="0in" svg:width="0.76042in" svg:height="0.26667in" style:rel-width="scale" style:rel-height="scale"><draw:text-box><text:p text:style-name="Normal"/></draw:text-box><svg:title/><svg:desc/></draw:frame></text:p>
      <text:p text:style-name="P111"/>
      <text:p text:style-name="P112"/>
      <text:p text:style-name="P113"/>
      <text:p text:style-name="P114">Agent assurance code and declaration</text:p>
      <text:p text:style-name="P115"/>
      <text:p text:style-name="Normal"><text:span text:style-name="T116">Agent assurance code</text:span><text:line-break/><text:span text:style-name="T117">If you<text:s/></text:span><text:span text:style-name="T118">do not have a code, you can find out how to request one at gov.uk/guidance/agent-assurance-code</text:span></text:p>
      <text:p text:style-name="P119"/>
      <text:p text:style-name="Normal"><text:span text:style-name="T120"><draw:frame draw:z-index="251658285" draw:id="id25" draw:style-name="a25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121"/>
      <text:p text:style-name="P122">Declaration</text:p>
      <text:p text:style-name="Normal"><text:span text:style-name="T123"><draw:custom-shape svg:x="0in" svg:y="0.17077in" svg:width="0.29653in" svg:height="0.30764in" draw:z-index="251658283" draw:id="id26" draw:style-name="a26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24"><text:span text:style-name="T125">I confirm that<text:s/></text:span><text:span text:style-name="T126">the agent has complied with the verification requirements as outlined in</text:span><text:span text:style-name="T127"><text:s/></text:span><text:span text:style-name="T128">The Register of Overseas Entities (Verification and Provision of<text:s/></text:span><text:span text:style-name="T129">Information) Regulations 2022. I confirm that</text:span><text:span text:style-name="T130"><text:s/>the information provided in this statement is accurate.<text:s/></text:span></text:p>
      <text:p text:style-name="P131"/>
      <text:p text:style-name="P132"/>
      <text:p text:style-name="P133">Full name</text:p>
      <text:p text:style-name="P134">Enter your full name in block capitals</text:p>
      <text:p text:style-name="Normal"><draw:frame draw:id="id27" draw:style-name="a27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35"/>
      <text:p text:style-name="P136">Signature</text:p>
      <text:p text:style-name="Normal"><text:span text:style-name="T137"><draw:frame draw:z-index="251658248" draw:id="id28" draw:style-name="a28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38"/>
      <text:p text:style-name="P139"/>
      <text:p text:style-name="P140"/>
      <text:p text:style-name="P141">Date</text:p>
      <text:p text:style-name="Normal"><text:span text:style-name="T142"><draw:frame draw:z-index="251658260" draw:id="id29" draw:style-name="a29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Continuation page</text:p>
      <text:p text:style-name="P151"/>
      <text:p text:style-name="P152">Name of<text:s/>each beneficial owner<text:s/>you’ve carried out verification checks for<text:s/></text:p>
      <text:p text:style-name="P153"/>
      <text:p text:style-name="Normal"><text:span text:style-name="T154"><draw:frame draw:z-index="251658249" draw:id="id30" draw:style-name="a30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31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/text:p>
      <text:p text:style-name="Normal"><text:span text:style-name="T163"><draw:frame draw:z-index="251658263" draw:id="id31" draw:style-name="a32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64"/>
      <text:p text:style-name="Normal"><text:span text:style-name="T165"><draw:frame draw:z-index="251658264" draw:id="id32" draw:style-name="a33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66"/>
      <text:p text:style-name="Normal"><text:span text:style-name="T167"><draw:frame draw:z-index="251658266" draw:id="id33" draw:style-name="a34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68"/>
      <text:p text:style-name="Normal"><text:span text:style-name="T169"><draw:frame draw:z-index="251658265" draw:id="id34" draw:style-name="a35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70"/>
      <text:p text:style-name="Normal"><text:span text:style-name="T171"><draw:frame draw:z-index="251658250" draw:id="id35" draw:style-name="a36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72"/>
      <text:p text:style-name="Normal"><text:span text:style-name="T173"><draw:frame draw:z-index="251658262" draw:id="id36" draw:style-name="a37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74"/>
      <text:p text:style-name="Normal"><text:span text:style-name="T175"><draw:frame draw:z-index="251658270" draw:id="id37" draw:style-name="a38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76"/>
      <text:p text:style-name="Normal"><text:span text:style-name="T177"><draw:frame draw:z-index="251658269" draw:id="id38" draw:style-name="a39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78"/>
      <text:p text:style-name="Normal"><text:span text:style-name="T179"><draw:frame draw:z-index="251658271" draw:id="id39" draw:style-name="a40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80"/>
      <text:p text:style-name="Normal"><text:span text:style-name="T181"><draw:frame draw:z-index="251658272" draw:id="id40" draw:style-name="a41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82"/>
      <text:p text:style-name="Normal"><text:span text:style-name="T183"><draw:frame draw:z-index="251658274" draw:id="id41" draw:style-name="a42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84"/>
      <text:p text:style-name="Normal"><text:span text:style-name="T185"><draw:frame draw:z-index="251658282" draw:id="id42" draw:style-name="a43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86"/>
      <text:p text:style-name="Normal"><text:span text:style-name="T187"><draw:frame draw:z-index="251658281" draw:id="id43" draw:style-name="a44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188"/>
      <text:p text:style-name="Normal"><text:span text:style-name="T189"><draw:frame draw:z-index="251658280" draw:id="id44" draw:style-name="a45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0"/>
      <text:p text:style-name="Normal"><text:span text:style-name="T191"><draw:frame draw:z-index="251658279" draw:id="id45" draw:style-name="a46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2"/>
      <text:p text:style-name="Normal"><text:span text:style-name="T193"><draw:frame draw:z-index="251658278" draw:id="id46" draw:style-name="a47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4"/>
      <text:p text:style-name="Normal"><text:span text:style-name="T195"><draw:frame draw:z-index="251658277" draw:id="id47" draw:style-name="a48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6"/>
      <text:p text:style-name="Normal"><text:span text:style-name="T197"><draw:frame draw:z-index="251658276" draw:id="id48" draw:style-name="a49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198"/>
      <text:p text:style-name="Normal"><text:span text:style-name="T199"><draw:frame draw:z-index="251658275" draw:id="id49" draw:style-name="a50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0"/>
      <text:p text:style-name="Normal"><text:span text:style-name="T201"><draw:frame draw:z-index="251658273" draw:id="id50" draw:style-name="a51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2"/>
      <text:p text:style-name="Normal"><text:span text:style-name="T203"><draw:frame draw:z-index="251658268" draw:id="id51" draw:style-name="a52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04"/>
      <text:p text:style-name="Normal"><text:span text:style-name="T205"><draw:frame draw:z-index="251658267" draw:id="id52" draw:style-name="a53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06"/>
      <text:soft-page-break/>
      <text:p text:style-name="P207">Continuation page</text:p>
      <text:p text:style-name="P208"/>
      <text:p text:style-name="P209">Name of each managing officer you’ve carried out verification checks for<text:s/></text:p>
      <text:p text:style-name="P210"/>
      <text:p text:style-name="Normal"><text:span text:style-name="T211"><draw:frame draw:z-index="251665453" draw:id="id53" draw:style-name="a54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55" draw:name="Picture 80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/text:p>
      <text:p text:style-name="Normal"><text:span text:style-name="T220"><draw:frame draw:z-index="251668525" draw:id="id54" draw:style-name="a56" draw:name="Text Box 58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221"/>
      <text:p text:style-name="Normal"><text:span text:style-name="T222"><draw:frame draw:z-index="251669549" draw:id="id55" draw:style-name="a57" draw:name="Text Box 59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223"/>
      <text:p text:style-name="Normal"><text:span text:style-name="T224"><draw:frame draw:z-index="251671597" draw:id="id56" draw:style-name="a58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225"/>
      <text:p text:style-name="Normal"><text:span text:style-name="T226"><draw:frame draw:z-index="251670573" draw:id="id57" draw:style-name="a59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227"/>
      <text:p text:style-name="Normal"><text:span text:style-name="T228"><draw:frame draw:z-index="251666477" draw:id="id58" draw:style-name="a60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229"/>
      <text:p text:style-name="Normal"><text:span text:style-name="T230"><draw:frame draw:z-index="251667501" draw:id="id59" draw:style-name="a61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231"/>
      <text:p text:style-name="Normal"><text:span text:style-name="T232"><draw:frame draw:z-index="251675693" draw:id="id60" draw:style-name="a62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233"/>
      <text:p text:style-name="Normal"><text:span text:style-name="T234"><draw:frame draw:z-index="251674669" draw:id="id61" draw:style-name="a63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235"/>
      <text:p text:style-name="Normal"><text:span text:style-name="T236"><draw:frame draw:z-index="251676717" draw:id="id62" draw:style-name="a64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237"/>
      <text:p text:style-name="Normal"><text:span text:style-name="T238"><draw:frame draw:z-index="251677741" draw:id="id63" draw:style-name="a65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239"/>
      <text:p text:style-name="Normal"><text:span text:style-name="T240"><draw:frame draw:z-index="251679789" draw:id="id64" draw:style-name="a66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241"/>
      <text:p text:style-name="Normal"><text:span text:style-name="T242"><draw:frame draw:z-index="251687981" draw:id="id65" draw:style-name="a67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243"/>
      <text:p text:style-name="Normal"><text:span text:style-name="T244"><draw:frame draw:z-index="251686957" draw:id="id66" draw:style-name="a68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45"/>
      <text:p text:style-name="Normal"><text:span text:style-name="T246"><draw:frame draw:z-index="251685933" draw:id="id67" draw:style-name="a69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47"/>
      <text:p text:style-name="Normal"><text:span text:style-name="T248"><draw:frame draw:z-index="251684909" draw:id="id68" draw:style-name="a70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49"/>
      <text:p text:style-name="Normal"><text:span text:style-name="T250"><draw:frame draw:z-index="251683885" draw:id="id69" draw:style-name="a71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1"/>
      <text:p text:style-name="Normal"><text:span text:style-name="T252"><draw:frame draw:z-index="251682861" draw:id="id70" draw:style-name="a72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3"/>
      <text:p text:style-name="Normal"><text:span text:style-name="T254"><draw:frame draw:z-index="251681837" draw:id="id71" draw:style-name="a73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5"/>
      <text:p text:style-name="Normal"><text:span text:style-name="T256"><draw:frame draw:z-index="251680813" draw:id="id72" draw:style-name="a74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7"/>
      <text:p text:style-name="Normal"><text:span text:style-name="T258"><draw:frame draw:z-index="251678765" draw:id="id73" draw:style-name="a75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59"/>
      <text:p text:style-name="Normal"><text:span text:style-name="T260"><draw:frame draw:z-index="251673645" draw:id="id74" draw:style-name="a76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61"/>
      <text:p text:style-name="Normal"><text:span text:style-name="T262"><draw:frame draw:z-index="251672621" draw:id="id75" draw:style-name="a77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2T15:58:00Z</meta:creation-date>
    <dc:date>2022-07-12T15:21:00Z</dc:date>
    <meta:template xlink:href="Normal.dotm" xlink:type="simple"/>
    <meta:editing-cycles>79</meta:editing-cycles>
    <meta:editing-duration>PT780S</meta:editing-duration>
    <meta:document-statistic meta:page-count="5" meta:paragraph-count="5" meta:word-count="429" meta:character-count="2870" meta:row-count="20" meta:non-whitespace-character-count="2446"/>
  </office:meta>
</office:document-meta>
</file>